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B000000C225E1756562EB79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3cm, 0cm, 0.5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75cm" svg:height="5.499cm" svg:x="1.27cm" svg:y="1.27cm">
          <draw:image xlink:href="Pictures/10000000000001AB000000C225E1756562EB79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8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20:21:00.662000000</meta:creation-date>
    <dc:date>2022-03-16T20:26:28.483000000</dc:date>
    <meta:editing-duration>PT5M28S</meta:editing-duration>
    <meta:editing-cycles>1</meta:editing-cycles>
    <meta:document-statistic meta:object-count="1"/>
    <meta:generator>LibreOffice/7.2.5.2$Windows_X86_64 LibreOffice_project/499f9727c189e6ef3471021d6132d4c694f357e5</meta:generator>
  </office:meta>
</office:document-meta>
</file>